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2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1891</text:p>
      <text:p text:style-name="P4">Month<text:tab/><text:tab/><text:tab/><text:tab/><text:tab/><text:tab/>Sept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aris</text:p>
      <text:p text:style-name="P4">State<text:tab/><text:tab/><text:tab/><text:tab/><text:tab/><text:tab/></text:p>
      <text:p text:style-name="P4">Country<text:tab/><text:tab/><text:tab/><text:tab/><text:tab/>France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./</text:p>
      <text:p text:style-name="P2">Dr S. Morias[sic!]/</text:p>
      <text:p text:style-name="P2"><text:tab/><text:span text:style-name="T3">in </text:span><text:span text:style-name="T2">Philadelphia</text:span><text:span text:style-name="T3">/</text:span></text:p>
      <text:p text:style-name="P2"><text:span text:style-name="T3"><text:tab/>Pa. Americ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22:39.18</meta:creation-date>
    <meta:document-statistic meta:table-count="0" meta:image-count="0" meta:object-count="0" meta:page-count="2" meta:paragraph-count="64" meta:word-count="168" meta:character-count="1301"/>
    <dc:date>2011-11-28T14:24:08.49</dc:date>
    <dc:creator>Penn Libraries</dc:creator>
    <meta:editing-duration>PT00H01M29S</meta:editing-duration>
    <meta:editing-cycles>1</meta:editing-cycles>
    <meta:generator>OpenOffice.org/3.2$Win32 OpenOffice.org_project/320m12$Build-9483</meta:generator>
  </office:meta>
</office:document-meta>
</file>